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venirNext LT Pro Cn" fo:font-size="14pt" fo:font-style="normal" fo:font-weight="normal" officeooo:rsid="0003c2ad" officeooo:paragraph-rsid="0017f51f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 style:list-style-name="L1">
      <style:text-properties style:font-name="AvenirNext LT Pro Cn" fo:font-size="14pt" fo:font-style="normal" fo:font-weight="normal" officeooo:rsid="0003c2ad" officeooo:paragraph-rsid="0017f51f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4">
      <style:text-properties style:font-name="AvenirNext LT Pro Cn" fo:font-size="14pt" fo:font-style="normal" fo:font-weight="normal" officeooo:rsid="0003c2ad" officeooo:paragraph-rsid="0017f51f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text-properties style:font-name="AvenirNext LT Pro Cn" fo:font-size="14pt" fo:font-style="normal" fo:font-weight="normal" officeooo:rsid="000699c9" officeooo:paragraph-rsid="0017f51f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4">
      <style:text-properties style:font-name="AvenirNext LT Pro Cn" fo:font-size="14pt" fo:font-style="normal" fo:font-weight="normal" officeooo:rsid="000699c9" officeooo:paragraph-rsid="0017f51f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AvenirNext LT Pro Cn" fo:font-size="14pt" fo:font-style="normal" fo:font-weight="normal" officeooo:rsid="00088423" officeooo:paragraph-rsid="0017f51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4">
      <style:text-properties style:font-name="AvenirNext LT Pro Cn" fo:font-size="14pt" fo:font-style="normal" fo:font-weight="normal" officeooo:rsid="00088423" officeooo:paragraph-rsid="0017f51f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AvenirNext LT Pro Cn" fo:font-size="14pt" fo:font-style="normal" fo:font-weight="bold" officeooo:rsid="0003c2ad" officeooo:paragraph-rsid="0017f51f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AvenirNext LT Pro Cn" fo:font-size="12pt" fo:font-style="italic" fo:font-weight="normal" officeooo:rsid="0017f51f" officeooo:paragraph-rsid="0017f51f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end" style:justify-single-word="false"/>
      <style:text-properties fo:color="#006600" style:font-name="AvenirNext LT Pro Cn" fo:font-size="16pt" fo:font-style="normal" fo:font-weight="bold" officeooo:rsid="0017f51f" officeooo:paragraph-rsid="0017f51f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17f51f"/>
    </style:style>
    <style:style style:name="P12" style:family="paragraph" style:parent-style-name="Standard">
      <style:paragraph-properties fo:text-align="end" style:justify-single-word="false"/>
      <style:text-properties fo:color="#333333" style:font-name="AvenirNext LT Pro Cn" fo:font-size="12pt" fo:font-style="italic" fo:font-weight="normal" officeooo:rsid="0017f51f" officeooo:paragraph-rsid="0017f51f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11111" style:font-name="AvenirNext LT Pro Cn" fo:font-size="14pt" fo:font-style="normal" fo:font-weight="bold" officeooo:rsid="000699c9" officeooo:paragraph-rsid="0017f51f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699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6ff"/>
    </style:style>
    <style:style style:name="T4" style:family="text">
      <style:text-properties fo:color="#0066ff" fo:font-weight="bold" style:font-weight-asian="bold" style:font-weight-complex="bold"/>
    </style:style>
    <style:style style:name="T5" style:family="text">
      <style:text-properties fo:color="#3399ff" fo:font-weight="bold" style:font-weight-asian="bold" style:font-weight-complex="bold"/>
    </style:style>
    <style:style style:name="T6" style:family="text">
      <style:text-properties fo:color="#0066cc" fo:font-weight="bold" style:font-weight-asian="bold" style:font-weight-complex="bold"/>
    </style:style>
    <style:style style:name="T7" style:family="text">
      <style:text-properties fo:color="#3333ff" fo:font-weight="bold" style:font-weight-asian="bold" style:font-weight-complex="bold"/>
    </style:style>
    <style:style style:name="T8" style:family="text">
      <style:text-properties fo:color="#3333ff" style:font-name="AvenirNext LT Pro Cn" fo:font-size="14pt" fo:font-style="normal" fo:font-weight="bold" officeooo:rsid="000699c9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66ccff" fo:font-weight="bold" style:font-weight-asian="bold" style:font-weight-complex="bold"/>
    </style:style>
    <style:style style:name="T10" style:family="text">
      <style:text-properties fo:color="#ff950e" fo:font-weight="bold" style:font-weight-asian="bold" style:font-weight-complex="bold"/>
    </style:style>
    <style:style style:name="T11" style:family="text">
      <style:text-properties fo:color="#c90707" fo:font-weight="bold" style:font-weight-asian="bold" style:font-weight-complex="bold"/>
    </style:style>
    <style:style style:name="T12" style:family="text">
      <style:text-properties fo:color="#c90707" fo:font-weight="bold" officeooo:rsid="0017f51f" style:font-weight-asian="bold" style:font-weight-complex="bold"/>
    </style:style>
    <style:style style:name="T13" style:family="text">
      <style:text-properties fo:color="#006600" style:font-name="AvenirNext LT Pro Cn" fo:font-size="14pt" fo:font-style="normal" fo:font-weight="normal" officeooo:rsid="000699c9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111111" style:font-name="AvenirNext LT Pro Cn" fo:font-size="14pt" fo:font-style="normal" fo:font-weight="normal" officeooo:rsid="000699c9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333333"/>
    </style:style>
    <style:style style:name="T16" style:family="text">
      <style:text-properties fo:color="#990000" fo:font-weight="bold" style:font-weight-asian="bold" style:font-weight-complex="bold"/>
    </style:style>
    <style:style style:name="T17" style:family="text">
      <style:text-properties fo:color="#990000" fo:font-weight="bold" officeooo:rsid="0017f51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upplémentation en jour de repos</text:p>
      <text:p text:style-name="P12">Voir la fiche de description rapide de complément</text:p>
      <text:p text:style-name="P9"><text:span text:style-name="T15">pris actuellement.</text:span></text:p>
      <text:p text:style-name="P1"><text:span text:style-name="T2"/></text:p>
      <text:p text:style-name="P1"><text:span text:style-name="T2">Morning</text:span></text:p>
      <text:p text:style-name="P1"><text:s/></text:p>
      <text:list xml:id="list6362365987381999991" text:style-name="L1">
        <text:list-item>
          <text:p text:style-name="P4"><text:span text:style-name="T4">20g</text:span> Whey + <text:span text:style-name="T5">10g</text:span> Caseine</text:p>
        </text:list-item>
        <text:list-item>
          <text:p text:style-name="P2"><text:span text:style-name="T11">1 cap</text:span> Omega3</text:p>
        </text:list-item>
        <text:list-item>
          <text:p text:style-name="P2"><text:span text:style-name="T11">1 cap</text:span> AlphaMen</text:p>
        </text:list-item>
        <text:list-item>
          <text:p text:style-name="P2"><text:span text:style-name="T11">1 cap</text:span> Tea extract</text:p>
        </text:list-item>
        <text:list-item>
          <text:p text:style-name="P2"><text:span text:style-name="T11">1 cap</text:span> Thermopure</text:p>
        </text:list-item>
        <text:list-item>
          <text:p text:style-name="P2"><text:span text:style-name="T11">1 cap</text:span> Carnitine </text:p>
        </text:list-item>
      </text:list>
      <text:p text:style-name="P1"/>
      <text:p text:style-name="P6"><text:span text:style-name="T2">Collation</text:span> </text:p>
      <text:list xml:id="list431734205640964405" text:style-name="L4">
        <text:list-item>
          <text:p text:style-name="P7">Fruits</text:p>
        </text:list-item>
      </text:list>
      <text:p text:style-name="P1"/>
      <text:p text:style-name="P1"><text:span text:style-name="T2">Meal 1 </text:span><text:s/></text:p>
      <text:p text:style-name="P1"/>
      <text:list xml:id="list155114351373314" text:continue-numbering="true" text:style-name="L4">
        <text:list-item>
          <text:p text:style-name="P5"><text:span text:style-name="T5">1,5g</text:span> beta-alanine</text:p>
        </text:list-item>
        <text:list-item>
          <text:p text:style-name="P5"><text:span text:style-name="T5">2,5g</text:span> creatine</text:p>
        </text:list-item>
        <text:list-item>
          <text:p text:style-name="P5"><text:span text:style-name="T11">1 cap</text:span> Omega3</text:p>
        </text:list-item>
        <text:list-item>
          <text:p text:style-name="P5"><text:span text:style-name="T11">1 cap</text:span> AlphaMen</text:p>
        </text:list-item>
        <text:list-item>
          <text:p text:style-name="P5"><text:span text:style-name="T11">1 cap</text:span> Tea extract</text:p>
        </text:list-item>
        <text:list-item>
          <text:p text:style-name="P5"><text:span text:style-name="T11">1 cap</text:span> Thermopure</text:p>
        </text:list-item>
        <text:list-item>
          <text:p text:style-name="P5"><text:span text:style-name="T11">1 cap</text:span> Carnitine</text:p>
        </text:list-item>
        <text:list-item>
          <text:p text:style-name="P5"><text:span text:style-name="T17">2</text:span><text:span text:style-name="T16"> cap</text:span> Cla</text:p>
        </text:list-item>
      </text:list>
      <text:p text:style-name="P1"/>
      <text:p text:style-name="P1"><text:span text:style-name="T2">Collation </text:span><text:s/></text:p>
      <text:list xml:id="list155115603967066" text:continue-numbering="true" text:style-name="L4">
        <text:list-item>
          <text:p text:style-name="P3"><text:span text:style-name="T1">Fruits</text:span></text:p>
        </text:list-item>
      </text:list>
      <text:p text:style-name="P1"/>
      <text:p text:style-name="P8">Meal 2 </text:p>
      <text:p text:style-name="P8"/>
      <text:list xml:id="list155115158987743" text:continue-numbering="true" text:style-name="L4">
        <text:list-item>
          <text:p text:style-name="P5"><text:span text:style-name="T5">1,5g</text:span> beta-alanine</text:p>
        </text:list-item>
        <text:list-item>
          <text:p text:style-name="P5"><text:span text:style-name="T5">2,5g</text:span> creatine</text:p>
        </text:list-item>
        <text:list-item>
          <text:p text:style-name="P5"><text:span text:style-name="T11">1 cap</text:span> Omega3</text:p>
        </text:list-item>
        <text:list-item>
          <text:p text:style-name="P5"><text:span text:style-name="T11">1 cap</text:span> AlphaMen</text:p>
        </text:list-item>
        <text:list-item>
          <text:p text:style-name="P5"><text:span text:style-name="T11">1 cap </text:span>Tea extract</text:p>
        </text:list-item>
        <text:list-item>
          <text:p text:style-name="P5"><text:span text:style-name="T11">1 cap</text:span> Thermopure</text:p>
        </text:list-item>
        <text:list-item>
          <text:p text:style-name="P5"><text:span text:style-name="T11">1 cap</text:span> Carnitine</text:p>
        </text:list-item>
        <text:list-item>
          <text:p text:style-name="P5"><text:span text:style-name="T17">2</text:span><text:span text:style-name="T16"> cap</text:span> Cla</text:p>
        </text:list-item>
      </text:list>
      <text:p text:style-name="P1"/>
      <text:p text:style-name="P13">Before Sleep </text:p>
      <text:list xml:id="list4071403179041548561" text:style-name="L3">
        <text:list-item>
          <text:p text:style-name="P11"><text:span text:style-name="T8">30g</text:span><text:span text:style-name="T13"> </text:span><text:span text:style-name="T14">Casei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5:39:55.554000000</meta:creation-date>
    <dc:date>2016-10-21T15:51:13.852000000</dc:date>
    <meta:editing-duration>PT1M6S</meta:editing-duration>
    <meta:editing-cycles>1</meta:editing-cycles>
    <meta:document-statistic meta:table-count="0" meta:image-count="0" meta:object-count="0" meta:page-count="1" meta:paragraph-count="35" meta:word-count="120" meta:character-count="527" meta:non-whitespace-character-count="457"/>
    <meta:generator>LibreOffice/4.4.7.2$Windows_x86 LibreOffice_project/f3153a8b245191196a4b6b9abd1d0da16eead600</meta:generator>
  </office:meta>
</office:document-meta>
</file>